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ImageObject.setImageInputDescriptor( ImageInputDescriptor imageInpu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Image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ImageObject.setImageCellPosition( ImageCellPosition imageCell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ImageObject.setImageOutputControl( ImageOutputControl imageOutput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ImageObjec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ImageObject.IMImageObj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ImageObject.setImageRasterData( ImageRasterData imageRaster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ImageObject.writeContent( OutputStream 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